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paragraph-rsid="002a9d5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278fc3"/>
    </style:style>
    <style:style style:name="P4" style:family="paragraph" style:parent-style-name="Standard">
      <style:text-properties officeooo:rsid="0036c1b5" officeooo:paragraph-rsid="003df47f"/>
    </style:style>
    <style:style style:name="P5" style:family="paragraph" style:parent-style-name="Standard">
      <style:text-properties officeooo:rsid="002ba32a" officeooo:paragraph-rsid="001ea271"/>
    </style:style>
    <style:style style:name="P6" style:family="paragraph" style:parent-style-name="Standard">
      <style:text-properties officeooo:paragraph-rsid="003df47f"/>
    </style:style>
    <style:style style:name="P7" style:family="paragraph" style:parent-style-name="Standard">
      <style:text-properties fo:font-size="9pt" officeooo:paragraph-rsid="002a9d57" style:font-size-asian="7.84999990463257pt" style:font-size-complex="9pt"/>
    </style:style>
    <style:style style:name="P8" style:family="paragraph" style:parent-style-name="Standard">
      <style:text-properties fo:font-size="12pt" officeooo:paragraph-rsid="002a9d57" style:font-size-asian="12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paragraph-rsid="00278fc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paragraph-rsid="003df47f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1pt" officeooo:paragraph-rsid="002a8c93" style:font-size-asian="11pt" style:font-size-complex="11pt"/>
    </style:style>
    <style:style style:name="P13" style:family="paragraph" style:parent-style-name="Standard">
      <style:text-properties fo:font-size="11pt" officeooo:paragraph-rsid="003896f8" style:font-size-asian="11pt" style:font-size-complex="11pt"/>
    </style:style>
    <style:style style:name="P14" style:family="paragraph" style:parent-style-name="Standard">
      <style:text-properties fo:font-size="11pt" officeooo:rsid="003896f8" officeooo:paragraph-rsid="003896f8" style:font-size-asian="11pt" style:font-size-complex="11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3b6b77"/>
    </style:style>
    <style:style style:name="P16" style:family="paragraph" style:parent-style-name="Standard" style:list-style-name="L1">
      <style:text-properties fo:font-size="11pt" fo:font-weight="bold" officeooo:paragraph-rsid="002a8c93" style:font-size-asian="11pt" style:font-weight-asian="bold" style:font-size-complex="11pt" style:font-weight-complex="bold"/>
    </style:style>
    <style:style style:name="P17" style:family="paragraph" style:parent-style-name="Standard" style:list-style-name="L2">
      <style:text-properties fo:font-size="11pt" fo:font-weight="bold" officeooo:rsid="003ff5e3" officeooo:paragraph-rsid="003ff5e3" style:font-size-asian="11pt" style:font-weight-asian="bold" style:font-size-complex="11pt" style:font-weight-complex="bold"/>
    </style:style>
    <style:style style:name="P18" style:family="paragraph" style:parent-style-name="Standard" style:list-style-name="L2">
      <style:text-properties fo:font-size="11pt" fo:font-weight="bold" officeooo:rsid="0036c1b5" officeooo:paragraph-rsid="003df47f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text-properties fo:font-size="11pt" officeooo:paragraph-rsid="002a8c93" style:font-size-asian="11pt" style:font-size-complex="11pt"/>
    </style:style>
    <style:style style:name="P20" style:family="paragraph" style:parent-style-name="Standard" style:list-style-name="L1">
      <style:text-properties fo:font-size="11pt" officeooo:paragraph-rsid="001ea271" style:font-size-asian="11pt" style:font-size-complex="11pt"/>
    </style:style>
    <style:style style:name="P21" style:family="paragraph" style:parent-style-name="Standard" style:list-style-name="L2">
      <style:text-properties fo:font-size="11pt" officeooo:rsid="0036c1b5" officeooo:paragraph-rsid="003df47f" style:font-size-asian="11pt" style:font-size-complex="11pt"/>
    </style:style>
    <style:style style:name="P22" style:family="paragraph" style:parent-style-name="Standard" style:list-style-name="L2">
      <style:text-properties fo:font-size="11pt" fo:font-weight="normal" officeooo:rsid="003ff5e3" officeooo:paragraph-rsid="003ff5e3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text-properties fo:font-size="10.5pt" officeooo:paragraph-rsid="002a9d57" style:font-size-asian="10.5pt" style:font-size-complex="10.5pt"/>
    </style:style>
    <style:style style:name="P24" style:family="paragraph" style:parent-style-name="Standard" style:list-style-name="L1">
      <style:text-properties fo:font-size="10.5pt" officeooo:rsid="002a9d57" officeooo:paragraph-rsid="002a9d57" style:font-size-asian="10.5pt" style:font-size-complex="10.5pt"/>
    </style:style>
    <style:style style:name="P25" style:family="paragraph" style:parent-style-name="Standard" style:list-style-name="L2">
      <style:text-properties fo:font-size="10.5pt" officeooo:rsid="0036c1b5" officeooo:paragraph-rsid="003df47f" style:font-size-asian="10.5pt" style:font-size-complex="10.5pt"/>
    </style:style>
    <style:style style:name="P26" style:family="paragraph" style:parent-style-name="Standard" style:list-style-name="L2">
      <style:text-properties fo:font-size="10.5pt" fo:font-weight="normal" officeooo:rsid="003ff5e3" officeooo:paragraph-rsid="003ff5e3" style:font-size-asian="10.5pt" style:font-weight-asian="normal" style:font-size-complex="10.5pt" style:font-weight-complex="normal"/>
    </style:style>
    <style:style style:name="P27" style:family="paragraph" style:parent-style-name="Standard" style:list-style-name="L3">
      <style:paragraph-properties fo:margin-top="0.101cm" fo:margin-bottom="0.101cm" loext:contextual-spacing="false"/>
      <style:text-properties fo:font-size="11pt" officeooo:rsid="0034b7e9" officeooo:paragraph-rsid="0034b7e9" style:font-size-asian="11pt" style:font-size-complex="11pt"/>
    </style:style>
    <style:style style:name="P28" style:family="paragraph" style:parent-style-name="Standard" style:list-style-name="L3">
      <style:paragraph-properties fo:margin-top="0.101cm" fo:margin-bottom="0.101cm" loext:contextual-spacing="false"/>
      <style:text-properties fo:font-size="11pt" officeooo:rsid="0034b7e9" officeooo:paragraph-rsid="003993a7" style:font-size-asian="11pt" style:font-size-complex="11pt"/>
    </style:style>
    <style:style style:name="P29" style:family="paragraph" style:parent-style-name="Standard" style:list-style-name="L3">
      <style:paragraph-properties fo:margin-top="0.101cm" fo:margin-bottom="0.101cm" loext:contextual-spacing="false"/>
      <style:text-properties fo:font-size="11pt" officeooo:paragraph-rsid="00278fc3" style:font-size-asian="11pt" style:font-size-complex="11pt"/>
    </style:style>
    <style:style style:name="P30" style:family="paragraph">
      <style:paragraph-properties fo:text-align="start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start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247b8f"/>
    </style:style>
    <style:style style:name="T2" style:family="text">
      <style:text-properties officeooo:rsid="002d5b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93a7" style:font-weight-asian="bold" style:font-weight-complex="bold"/>
    </style:style>
    <style:style style:name="T5" style:family="text">
      <style:text-properties officeooo:rsid="0036b745"/>
    </style:style>
    <style:style style:name="T6" style:family="text">
      <style:text-properties officeooo:rsid="0039e4dd"/>
    </style:style>
    <style:style style:name="T7" style:family="text">
      <style:text-properties officeooo:rsid="003b0daf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415f2b"/>
    </style:style>
    <style:style style:name="T10" style:family="text">
      <style:text-properties style:text-underline-style="solid" style:text-underline-width="auto" style:text-underline-color="font-color" fo:font-weight="bold" style:font-size-asian="10.5pt" style:font-weight-asian="bold" style:font-weight-complex="bold"/>
    </style:style>
    <style:style style:name="T11" style:family="text">
      <style:text-properties fo:font-size="12pt" style:font-size-asian="10.5pt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2pt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anshi Singh</text:p>
      <text:p text:style-name="P15">devanshisingh6b@gmail.com | 9953471696 <text:span text:style-name="T7">| Prayagraj, Uttar Pradesh – 211002 <text:s/></text:span></text:p>
      <text:p text:style-name="P2"/>
      <text:p text:style-name="P8"><text:span text:style-name="T8">Summary</text:span><text:tab/></text:p>
      <text:p text:style-name="P7"/>
      <text:p text:style-name="P14">Ambitious and hard working third year undergraduate student in MBA Tech in Computer Science and a Data Science enthusiast. Adaptable and driven with strong work ethic with ability to thrive in team-based or individually motivated settings.</text:p>
      <text:p text:style-name="P13"/>
      <text:p text:style-name="Standard"><draw:frame text:anchor-type="paragraph" draw:z-index="0" draw:name="Shape1" draw:style-name="gr1" draw:text-style-name="P32" svg:width="5.001cm" svg:height="3.897cm" svg:x="11.846cm" svg:y="0.397cm"><draw:text-box><text:p text:style-name="P30"><text:span text:style-name="T10">Skills</text:span></text:p><text:p text:style-name="P30"/><text:p text:style-name="P30"><text:span text:style-name="T11">Python, R, Java, C</text:span></text:p><text:p text:style-name="P30"><text:span text:style-name="T11">Numpy, Matplotlib, Pandas</text:span></text:p><text:p text:style-name="P30"><text:span text:style-name="T11">Data Visualisation</text:span></text:p><text:p text:style-name="P30"><text:span text:style-name="T11">GitHub</text:span></text:p><text:p text:style-name="P30"><text:span text:style-name="T11">Markdown</text:span></text:p><text:p text:style-name="P31"/></draw:text-box></draw:frame></text:p>
      <text:p text:style-name="P9">Education</text:p>
      <text:p text:style-name="Standard"/>
      <text:list xml:id="list1469835919" text:style-name="L1">
        <text:list-item>
          <text:p text:style-name="P16">MBA Tech in Computer Scienc<text:span text:style-name="T9">e</text:span></text:p>
          <text:p text:style-name="P19">Narsee Monjee Institue Of Management Studies, Shirpur</text:p>
          <text:p text:style-name="P23">Expected in 2023</text:p>
          <text:p text:style-name="P24"><text:span text:style-name="T2">Scored </text:span>3.<text:span text:style-name="T5">53</text:span> / 4.0 (till date)</text:p>
        </text:list-item>
      </text:list>
      <text:p text:style-name="P12"/>
      <text:list xml:id="list160048666748231" text:continue-numbering="true" text:style-name="L1">
        <text:list-item>
          <text:p text:style-name="P16">B. Tech (Hons.) in Machine Learning And Data Analytics</text:p>
          <text:p text:style-name="P20">Narsee Monjee Institue Of Management Studies, Shirpur</text:p>
          <text:p text:style-name="P23">Expected in 2022</text:p>
          <text:p text:style-name="P23"/>
        </text:list-item>
      </text:list>
      <text:p text:style-name="P5"/>
      <text:p text:style-name="P11"><draw:frame text:anchor-type="paragraph" draw:z-index="2" draw:name="Shape3" draw:style-name="gr3" draw:text-style-name="P33" svg:width="5.451cm" svg:height="1.726cm" svg:x="11.793cm" svg:y="0.127cm"><draw:text-box><text:p text:style-name="P30"><text:span text:style-name="T13">Awards</text:span></text:p><text:p text:style-name="P30"><text:span text:style-name="T13"/></text:p><text:p text:style-name="P30"><text:span text:style-name="T14">Arctic Code Vault </text:span><text:span text:style-name="T14">Contributor</text:span></text:p></draw:text-box></draw:frame>Experience</text:p>
      <text:p text:style-name="P6"/>
      <text:list xml:id="list2519097809" text:style-name="L2">
        <text:list-item>
          <text:p text:style-name="P17">Python Programming Training</text:p>
          <text:p text:style-name="P22">DevIncept</text:p>
          <text:p text:style-name="P26">November 2020 – December 2020</text:p>
          <text:p text:style-name="P22"/>
        </text:list-item>
        <text:list-item>
          <text:p text:style-name="P18"><draw:frame text:anchor-type="paragraph" draw:z-index="1" draw:name="Shape2" draw:style-name="gr2" draw:text-style-name="P33" svg:width="5.504cm" svg:height="1.95cm" svg:x="11.848cm" svg:y="0.053cm"><draw:text-box><text:p text:style-name="P30"><text:span text:style-name="T12">Languages</text:span></text:p><text:p text:style-name="P30"><text:span text:style-name="T13"/></text:p><text:p text:style-name="P30"><text:span text:style-name="T14">English</text:span></text:p><text:p text:style-name="P30"><text:span text:style-name="T14">Hindi</text:span></text:p></draw:text-box></draw:frame>Data Science and Business Analytics <text:span text:style-name="T6">Internship</text:span></text:p>
          <text:p text:style-name="P21">The Sparks Foundation</text:p>
          <text:p text:style-name="P25">October, 2020</text:p>
          <text:p text:style-name="P25"/>
        </text:list-item>
      </text:list>
      <text:p text:style-name="P4"/>
      <text:p text:style-name="P10">Certifications</text:p>
      <text:p text:style-name="P3"/>
      <text:list xml:id="list2524375145" text:style-name="L3">
        <text:list-item>
          <text:p text:style-name="P27"><text:span text:style-name="T3">Applied Data Science</text:span> specialisation offered by IBM</text:p>
          <text:list>
            <text:list-item>
              <text:p text:style-name="P27">Python for Data Science and AI</text:p>
            </text:list-item>
            <text:list-item>
              <text:p text:style-name="P27">Data Analysis with Python</text:p>
            </text:list-item>
            <text:list-item>
              <text:p text:style-name="P27">Data Visualisation with Python</text:p>
            </text:list-item>
            <text:list-item>
              <text:p text:style-name="P27">Applied Data Science Capstone</text:p>
            </text:list-item>
          </text:list>
        </text:list-item>
        <text:list-item>
          <text:p text:style-name="P27">1 week FDP programme on <text:span text:style-name="T3">Data Science for Engineering Problem Solving</text:span> offered by SKNCOE, Pune</text:p>
        </text:list-item>
        <text:list-item>
          <text:p text:style-name="P28">1 week FDP programme on <text:span text:style-name="T4">Research Trends in Medical Imgaging</text:span> offered by SKNCOE, Pune</text:p>
        </text:list-item>
        <text:list-item>
          <text:p text:style-name="P27">Professional Certificate in <text:span text:style-name="T3">Applied AI</text:span> offered by IBM</text:p>
          <text:list>
            <text:list-item>
              <text:p text:style-name="P27">Introduction to AI</text:p>
            </text:list-item>
            <text:list-item>
              <text:p text:style-name="P27">Getting Started with AI using IBM Watson</text:p>
            </text:list-item>
            <text:list-item>
              <text:p text:style-name="P27">Python for Data Science and AI</text:p>
            </text:list-item>
            <text:list-item>
              <text:p text:style-name="P27">Introduction to Computer Vision with Watson and OpenCV</text:p>
            </text:list-item>
          </text:list>
        </text:list-item>
        <text:list-item>
          <text:p text:style-name="P29"><text:span text:style-name="T3">Machine Learning Foundations: A Case Study Approach </text:span><text:span text:style-name="T1">by University of Washingt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9:33:41.608865536</meta:creation-date>
    <dc:date>2021-02-05T16:00:47.659844443</dc:date>
    <meta:editing-duration>PT16H11M8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35" meta:character-count="1406" meta:non-whitespace-character-count="1228"/>
  </office:meta>
</office:document-meta>
</file>